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01.694984mm" fo:page-width="52.6208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1a1a1a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ffffff" draw:opacity="100.0%" draw:stroke="solid" svg:stroke-color="#000000" draw:stroke-linejoin="miter" svg:stroke-opacity="100.0%" svg:stroke-width="0.26458332mm"/>
    </style:style>
    <style:style style:family="graphic" style:name="style-5">
      <style:graphic-properties draw:fill="solid" draw:fill-color="#afdfe5" draw:opacity="100.0%" draw:stroke="none"/>
    </style:style>
    <style:style style:family="graphic" style:name="style-6">
      <style:graphic-properties draw:fill="solid" draw:fill-color="#afdfe5" draw:opacity="100.0%" draw:stroke="none"/>
    </style:style>
    <style:style style:family="graphic" style:name="style-7">
      <style:graphic-properties draw:fill="solid" draw:fill-color="#1a1a1a" draw:opacity="100.0%" draw:stroke="solid" svg:stroke-color="#000000" draw:stroke-linejoin="miter" svg:stroke-opacity="100.0%" svg:stroke-width="1.0583333mm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808080" draw:opacity="100.0%" draw:stroke="none"/>
    </style:style>
    <style:style style:family="graphic" style:name="style-11">
      <style:graphic-properties draw:fill="solid" draw:fill-color="#1a1a1a" draw:opacity="100.0%" draw:stroke="none"/>
    </style:style>
    <style:style style:family="graphic" style:name="style-12">
      <style:graphic-properties draw:fill="solid" draw:fill-color="#b3b3b3" draw:opacity="100.0%" draw:stroke="none"/>
    </style:style>
  </office:automatic-styles>
  <office:body>
    <office:drawing>
      <draw:page draw:master-page-name="Default" draw:name="page1" draw:style-name="DP1">
        <draw:g draw:id="Layer_1">
          <draw:g draw:id="g236">
            <draw:path svg:d="M 5262.086 9402.207 C 5262.086 9825.963 4918.5776 10169.498 4494.7944 10169.498 L 767.2916 10169.498 C 343.53497 10169.498 0.0 9825.963 0.0 9402.207 V 767.2916 C 0.0 343.53497 343.53497 0.0 767.2916 0.0 L 4494.7944 C 4918.5776 0.0 5262.086 343.53497 5262.086 767.2916 L 5262.086 9402.207 z" svg:height="101.694984mm" draw:style-name="style-2" svg:viewBox="0.0 0.0 5262.086 10169.498" svg:width="52.62086mm" svg:x="-0.0mm" svg:y="-4.037221E-6mm"/>
          </draw:g>
          <draw:g draw:id="g240">
            <draw:path svg:d="M 4922.202 9082.325 C 4922.202 9514.813 4560.2256 9865.359 4113.609 9865.359 L 808.5931 9865.359 C 362.02936 9865.359 0.0 9514.813 0.0 9082.325 L 0.0 783.0343 C 0.0 350.5729 362.00287 0.0 808.5931 0.0 L 4113.6357 0.0 C 4560.2524 0.0 4922.229 350.5729 4922.229 783.0343 L 4922.229 9082.325 z" svg:height="98.653595mm" draw:style-name="style-3" svg:viewBox="0.0 0.0 4922.229 9865.359" svg:width="49.22229mm" svg:x="1.5007168mm" svg:y="1.7036482mm"/>
          </draw:g>
          <draw:path svg:d="M 4497.9165 8704.791 C 4497.9165 9128.574 4154.4077 9472.083 3730.6248 9472.083 L 767.2916 9472.083 C 343.53497 9472.083 0.0 9128.574 0.0 8704.791 L 0.0 767.2916 C 0.0 343.53497 343.535 0.0 767.2916 0.0 L 3730.6248 0.0 C 4154.4077 0.0 4497.9165 343.535 4497.9165 767.2916 L 4497.9165 8704.791 z" svg:height="94.720825mm" draw:style-name="style-4" svg:viewBox="0.0 0.0 4497.9165 9472.083" svg:width="44.979164mm" svg:x="3.7573488mm" svg:y="3.2482874mm"/>
          <draw:path svg:d="M 4497.9165 8704.791 C 4497.9165 9128.574 4154.4077 9472.083 3730.6248 9472.083 L 767.2916 9472.083 C 343.53497 9472.083 0.0 9128.574 0.0 8704.791 L 0.0 767.2916 C 0.0 343.53497 343.535 0.0 767.2916 0.0 L 3730.6248 0.0 C 4154.4077 0.0 4497.9165 343.535 4497.9165 767.2916 L 4497.9165 8704.791 z" svg:height="94.720825mm" draw:style-name="style-5" svg:viewBox="0.0 0.0 4497.9165 9472.083" svg:width="44.979164mm" svg:x="3.7573488mm" svg:y="3.2482874mm"/>
          <draw:path svg:d="M 4497.9165 5320.823 L 4497.9165 767.2916 C 4497.9165 343.53497 4154.4077 0.0 3730.6248 0.0 L 767.2916 0.0 C 343.53497 0.0 0.0 343.535 0.0 767.2916 L 0.0 5123.5234 C 1154.8531 5550.7993 2844.6409 5914.575 4497.9165 5320.823 z" svg:height="56.31985mm" draw:style-name="style-6" svg:viewBox="0.0 0.0 4497.9165 5631.9854" svg:width="44.979164mm" svg:x="3.7573488mm" svg:y="3.2482855mm"/>
          <draw:path svg:d="M 0.0 8818.297 C 0.0 9247.61 343.535 9595.59 767.2916 9595.59 L 3730.625 9595.59 C 4154.408 9595.59 4497.9165 9247.609 4497.9165 8818.297 L 4497.9165 8107.97 L 1.0093053E-4 8107.97 L 1.0093053E-4 8818.297 z M 3730.625 0.0 L 767.29175 0.0 C 343.53506 0.0 1.0093053E-4 348.00647 1.0093053E-4 777.29285 L 1.0093053E-4 1246.3462 L 4497.9165 1246.3462 L 4497.9165 777.29285 C 4497.9165 348.0329 4154.3813 0.0 3730.625 0.0 z" svg:height="95.9559mm" draw:style-name="style-7" svg:viewBox="0.0 0.0 4497.9165 9595.59" svg:width="44.979164mm" svg:x="3.7573478mm" svg:y="2.807225mm"/>
          <draw:ellipse svg:height="8.863542mm" draw:style-name="style-8" svg:width="9.657291mm" svg:x="20.988335mm" svg:y="86.16209mm"/>
          <draw:path svg:d="M 952.49994 92.604164 C 952.49994 136.44566 916.9664 171.97916 873.12494 171.97916 L 79.37499 171.97916 C 35.5336 171.97916 0.0 136.44566 0.0 92.604164 L 0.0 79.37499 C 0.0 35.5335 35.5336 0.0 79.37499 0.0 L 873.12494 0.0 C 916.9664 0.0 952.49994 35.5335 952.49994 79.37499 L 952.49994 92.604164 z" svg:height="1.7197915mm" draw:style-name="style-9" svg:viewBox="0.0 0.0 952.49994 171.97916" svg:width="9.525mm" svg:x="21.749012mm" svg:y="10.3920355mm"/>
          <draw:path svg:d="M 0.0 0.0 C 50.747063 194.86536 241.27362 339.93643 469.13275 339.93643 C 691.0388 339.93643 877.4906 202.40608 934.0056 15.266348 C 562.84796 114.08864 242.4111 74.904175 0.0 0.0 z" svg:height="3.3993645mm" draw:style-name="style-10" svg:viewBox="0.0 0.0 934.0056 339.93643" svg:width="9.340056mm" svg:x="21.125391mm" svg:y="91.62625mm"/>
          <draw:path svg:d="M 383.6458 304.2708 C 383.6458 348.1126 348.1122 383.6458 304.2708 383.6458 L 79.37499 383.6458 C 35.5336 383.6458 0.0 348.1126 0.0 304.2708 L 0.0 79.37499 C 0.0 35.5332 35.5336 0.0 79.37499 0.0 L 304.2708 0.0 C 348.1122 0.0 383.6458 35.5332 383.6458 79.37499 L 383.6458 304.2708 z" svg:height="3.8364582mm" draw:style-name="style-11" svg:viewBox="0.0 0.0 383.6458 383.6458" svg:width="3.8364582mm" svg:x="23.898752mm" svg:y="88.67563mm"/>
          <draw:path svg:d="M 0.0 0.0 L 0.0 5.529782 C 0.0 49.371277 35.5336 84.90478 79.37499 84.90478 L 873.12494 84.90478 C 916.9664 84.90478 952.49994 49.371277 952.49994 5.529782 L 952.49994 0.0 L 0.0 0.0 z" svg:height="0.8490478mm" draw:style-name="style-12" svg:viewBox="0.0 0.0 952.49994 84.90478" svg:width="9.525mm" svg:x="21.749012mm" svg:y="11.262779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01.694984mm" fo:page-width="52.6208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